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Linux_Libertine_G_3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nux_Libertine_G_1.ttf" manifest:media-type="application/x-font-ttf"/>
  <manifest:file-entry manifest:full-path="Fonts/Font_Liberation_Sans_3.ttf" manifest:media-type="application/x-font-ttf"/>
  <manifest:file-entry manifest:full-path="Fonts/Font_Liberation_Sans_4.ttf" manifest:media-type="application/x-font-ttf"/>
  <manifest:file-entry manifest:full-path="Fonts/Font_Linux_Libertine_G_2.ttf" manifest:media-type="application/x-font-ttf"/>
  <manifest:file-entry manifest:full-path="Fonts/Font_Linux_Libertine_G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Title" style:master-page-name="Standard">
      <style:paragraph-properties fo:text-align="center" style:justify-single-word="false" style:page-number="1"/>
    </style:style>
    <style:style style:name="P2" style:family="paragraph" style:parent-style-name="Standard">
      <style:paragraph-properties fo:margin-top="0cm" fo:margin-bottom="0.423cm" style:contextual-spacing="false" fo:line-height="100%"/>
    </style:style>
    <style:style style:name="P3" style:family="paragraph" style:parent-style-name="Standard" style:list-style-name="WWNum1">
      <style:paragraph-properties fo:margin-left="1.27cm" fo:margin-right="0cm" fo:margin-top="0.423cm" fo:margin-bottom="0cm" style:contextual-spacing="false" fo:line-height="100%" fo:text-indent="-1.02cm" style:auto-text-indent="false"/>
      <style:text-properties officeooo:paragraph-rsid="000ebcd0"/>
    </style:style>
    <style:style style:name="P4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indent="-1.02cm" style:auto-text-indent="false"/>
      <style:text-properties officeooo:paragraph-rsid="000ebcd0"/>
    </style:style>
    <style:style style:name="P5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indent="-1.02cm" style:auto-text-indent="false"/>
      <style:text-properties officeooo:paragraph-rsid="00104f61"/>
    </style:style>
    <style:style style:name="P6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indent="-1.02cm" style:auto-text-indent="false"/>
      <style:text-properties officeooo:rsid="00104f61" officeooo:paragraph-rsid="00104f61"/>
    </style:style>
    <style:style style:name="P7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indent="-1.02cm" style:auto-text-indent="false"/>
      <style:text-properties officeooo:paragraph-rsid="00125ef3"/>
    </style:style>
    <style:style style:name="P8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indent="-1.02cm" style:auto-text-indent="false"/>
    </style:style>
    <style:style style:name="P9" style:family="paragraph" style:parent-style-name="Standard" style:list-style-name="WWNum1">
      <style:paragraph-properties fo:margin-left="1.27cm" fo:margin-right="0cm" fo:margin-top="0cm" fo:margin-bottom="0.423cm" style:contextual-spacing="false" fo:line-height="100%" fo:text-indent="-1.02cm" style:auto-text-indent="false"/>
    </style:style>
    <style:style style:name="P10" style:family="paragraph" style:parent-style-name="Standard">
      <style:paragraph-properties fo:margin-top="0.423cm" fo:margin-bottom="0.423cm" style:contextual-spacing="false" fo:line-height="100%"/>
    </style:style>
    <style:style style:name="P11" style:family="paragraph" style:parent-style-name="Standard" style:list-style-name="WWNum1">
      <style:paragraph-properties fo:margin-left="1.27cm" fo:margin-right="0cm" fo:margin-top="0.423cm" fo:margin-bottom="0.423cm" style:contextual-spacing="false" fo:line-height="100%" fo:text-indent="-1.02cm" style:auto-text-indent="false"/>
    </style:style>
    <style:style style:name="P12" style:family="paragraph" style:parent-style-name="Standard" style:list-style-name="WWNum1">
      <style:paragraph-properties fo:margin-left="1.27cm" fo:margin-right="0cm" fo:margin-top="0.423cm" fo:margin-bottom="0cm" style:contextual-spacing="false" fo:line-height="100%" fo:text-indent="-1.02cm" style:auto-text-indent="false"/>
    </style:style>
    <style:style style:name="P13" style:family="paragraph" style:parent-style-name="Standard">
      <style:paragraph-properties fo:margin-left="0cm" fo:margin-right="0cm" fo:text-indent="0.249cm" style:auto-text-indent="false"/>
    </style:style>
    <style:style style:name="T1" style:family="text">
      <style:text-properties officeooo:rsid="000ebcd0"/>
    </style:style>
    <style:style style:name="T2" style:family="text">
      <style:text-properties officeooo:rsid="00104f61"/>
    </style:style>
    <style:style style:name="T3" style:family="text">
      <style:text-properties officeooo:rsid="00125e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wss817wgm37k"/>Tarea 3.02 Ejercicios comandos LINUX</text:p>
      <text:p text:style-name="P2">Ejercicios comandos Linux</text:p>
      <text:list text:style-name="WWNum1">
        <text:list-item>
          <text:p text:style-name="P3">Listar todos los archivos del directorio bin.</text:p>
          <text:p text:style-name="P3"><text:span text:style-name="T1">ls /bin</text:span><text:line-break/></text:p>
        </text:list-item>
        <text:list-item>
          <text:p text:style-name="P4">Listar todos los archivos del directorio tmp.</text:p>
          <text:p text:style-name="P4"/>
          <text:p text:style-name="P4"><text:span text:style-name="T1">ls /tmp</text:span><text:line-break/></text:p>
        </text:list-item>
        <text:list-item>
          <text:p text:style-name="P4">Listar todos los archivos del directorio etc que empiecen por t en orden inverso.</text:p>
          <text:p text:style-name="P4"/>
          <text:p text:style-name="P4"><text:span text:style-name="T1">ls -r /etc/t*</text:span><text:line-break/></text:p>
        </text:list-item>
        <text:list-item>
          <text:p text:style-name="P4">Listar todos los archivos del directorio dev que empiecen por tty y tengan 5 caracteres.</text:p>
          <text:p text:style-name="P4"/>
          <text:p text:style-name="P4"><text:span text:style-name="T1">ls /dev/tty??</text:span><text:line-break/></text:p>
        </text:list-item>
        <text:list-item>
          <text:p text:style-name="P4">Listar todos los archivos del directorio dev que empiecen por tty y acaben en 1,2,3 ó 4.</text:p>
          <text:p text:style-name="P4"/>
          <text:p text:style-name="P4"><text:span text:style-name="T1">ls /dev/tty[1-4]</text:span><text:line-break/></text:p>
        </text:list-item>
        <text:list-item>
          <text:p text:style-name="P4">Listar todos los archivos del directorio dev que empiecen por t y acaben en C1.</text:p>
          <text:p text:style-name="P4"/>
          <text:p text:style-name="P4"><text:span text:style-name="T1">ls /dev/t*C1</text:span><text:line-break/></text:p>
        </text:list-item>
        <text:list-item>
          <text:p text:style-name="P4">Listar todos los archivos, incluidos los ocultos, del directorio raíz.</text:p>
          <text:p text:style-name="P4"/>
          <text:p text:style-name="P4"><text:span text:style-name="T1">ls -la /</text:span><text:line-break/></text:p>
        </text:list-item>
        <text:list-item>
          <text:p text:style-name="P4">Listar todos los archivos del directorio etc que no empiecen por t.</text:p>
          <text:p text:style-name="P4"/>
          <text:p text:style-name="P4"><text:span text:style-name="T1">ls /etc/[!t]*</text:span><text:line-break/></text:p>
        </text:list-item>
        <text:list-item>
          <text:p text:style-name="P4">Listar todos los archivos del directorio usr y sus subdirectorios.</text:p>
          <text:p text:style-name="P4"/>
          <text:p text:style-name="P4"><text:span text:style-name="T1">ls -R /usr</text:span><text:line-break/></text:p>
        </text:list-item>
        <text:list-item>
          <text:p text:style-name="P4">Cambiarse al directorio tmp, crear directorio PRUEBA.</text:p>
          <text:p text:style-name="P4"/>
          <text:p text:style-name="P4"><text:span text:style-name="T1">cd /tmp ; mkdir PRUEBA</text:span><text:line-break/></text:p>
        </text:list-item>
        <text:list-item>
          <text:p text:style-name="P4">Verificar que el directorio actual ha cambiado.</text:p>
          <text:p text:style-name="P4"/>
          <text:p text:style-name="P4"><text:span text:style-name="T1">pwd</text:span><text:line-break/> </text:p>
        </text:list-item>
        <text:list-item>
          <text:p text:style-name="P4">Mostrar el día y la hora actual.</text:p>
          <text:p text:style-name="P4"/>
          <text:p text:style-name="P4"><text:soft-page-break/><text:span text:style-name="T1">date</text:span><text:line-break/> </text:p>
        </text:list-item>
        <text:list-item>
          <text:p text:style-name="P4">Con un solo comando posicionarse en el directorio $HOME.</text:p>
          <text:p text:style-name="P4"/>
          <text:p text:style-name="P4"><text:span text:style-name="T1">cd</text:span><text:line-break/> </text:p>
        </text:list-item>
        <text:list-item>
          <text:p text:style-name="P4">Verificar que se está en él.</text:p>
          <text:p text:style-name="P4"/>
          <text:p text:style-name="P4"><text:span text:style-name="T1">pwd</text:span><text:line-break/> </text:p>
        </text:list-item>
        <text:list-item>
          <text:p text:style-name="P5">Listar todos los ficheros del directorio HOME mostrando su número de inodo.</text:p>
          <text:p text:style-name="P5"/>
          <text:p text:style-name="P5"><text:span text:style-name="T2">ls -i</text:span><text:line-break/></text:p>
        </text:list-item>
        <text:list-item>
          <text:p text:style-name="P5">Borrar todos los archivos y directorios visibles de vuestro directorio PRUEBA.</text:p>
          <text:p text:style-name="P5"/>
          <text:p text:style-name="P5"><text:span text:style-name="T2">rm -rf /tmp/PRUEBA/*</text:span><text:line-break/></text:p>
        </text:list-item>
        <text:list-item>
          <text:p text:style-name="P5">Crear los directorios dir1, dir2 y dir3 en el directorio PRUEBA. Dentro de dir1 crear el directorio dir11. Dentro del directorio dir3 crear el directorio dir31. Dentro del directorio dir31, crear los directorios dir311 y dir312.</text:p>
          <text:p text:style-name="P6"/>
          <text:p text:style-name="P6">mkdir /tmp/PRUEBA/dir1 /tmp/PRUEBA/dir2 /tmp/PRUEBA/dir3 /tmp/PRUEBA/dir1/dir11 /tmp/PRUEBA/dir3/dir31 /tmp/PRUEBA/dir3/dir31/dir311 /tmp/PRUEBA/dir3/dir31/dir312</text:p>
          <text:p text:style-name="P5"><text:line-break/></text:p>
        </text:list-item>
        <text:list-item>
          <text:p text:style-name="P5">Copiar el archivo /etc/motd a un archivo llamado mensaje de vuestro directorio PRUEBA.</text:p>
          <text:p text:style-name="P5"/>
          <text:p text:style-name="P5"><text:span text:style-name="T2">cp /etc/motd /tmp/PRUEBA/mensaje</text:span><text:line-break/></text:p>
        </text:list-item>
        <text:list-item>
          <text:p text:style-name="P5">Copiar mensaje en dir1, dir2 y dir3.</text:p>
          <text:p text:style-name="P5"/>
          <text:p text:style-name="P5"><text:span text:style-name="T2">cp /tmp/PRUEBA/mensaje /tmp/PRUEBA/dir1</text:span></text:p>
          <text:p text:style-name="P5"><text:span text:style-name="T2">cp /tmp/PRUEBA/mensaje /tmp/PRUEBA/dir2</text:span></text:p>
          <text:p text:style-name="P5"><text:span text:style-name="T2">cp /tmp/PRUEBA/mensaje /tmp/PRUEBA/dir3</text:span><text:line-break/></text:p>
        </text:list-item>
        <text:list-item>
          <text:p text:style-name="P5">Comprobar el ejercicio anterior mediante un solo comando.</text:p>
          <text:p text:style-name="P5"/>
          <text:p text:style-name="P5"><text:span text:style-name="T2">ls -R</text:span><text:line-break/></text:p>
        </text:list-item>
        <text:list-item>
          <text:p text:style-name="P7">Copiar los archivos del directorio rc.d que se encuentra en /etc al directorio dir31.</text:p>
          <text:p text:style-name="P7"/>
          <text:p text:style-name="P7"><text:span text:style-name="T3">cp -r /ect/rec.d /tmp/PRUEBA/dir3/dir31</text:span><text:line-break/></text:p>
        </text:list-item>
        <text:list-item>
          <text:p text:style-name="P7">Copiar en el directorio dir311 los archivos de /bin que tengan una a como segunda letra y su nombre tenga cuatro letras.</text:p>
          <text:p text:style-name="P7"/>
          <text:p text:style-name="P7">cp /bin/?a?? PRUEBA/dir3/dir31/dir311<text:line-break/></text:p>
        </text:list-item>
        <text:list-item>
          <text:p text:style-name="P7">Copiar el directorio de otro usuario y sus subdirectorios debajo de dir11 (incluido el propio directorio).</text:p>
          <text:p text:style-name="P7"/>
          <text:p text:style-name="P7">cp -r /home/<text:span text:style-name="T3">juan</text:span> PRUEBA/dir1/dir11<text:line-break/><text:soft-page-break/></text:p>
        </text:list-item>
        <text:list-item>
          <text:p text:style-name="P8">Mover el directorio dir31 y sus subdirectorios debajo de dir2.<text:line-break/></text:p>
        </text:list-item>
        <text:list-item>
          <text:p text:style-name="P8">Mostrar por pantalla los archivos ordinarios del directorio HOME y sus subdirectorios.<text:line-break/></text:p>
        </text:list-item>
        <text:list-item>
          <text:p text:style-name="P8">Ocultar el archivo mensaje del directorio dir3.<text:line-break/></text:p>
        </text:list-item>
        <text:list-item>
          <text:p text:style-name="P8">Borrar los archivos y directorios de dir1, incluido el propio directorio.<text:line-break/> rm -rf PRUEBA/dir1</text:p>
        </text:list-item>
        <text:list-item>
          <text:p text:style-name="P8">Copiar al directorio dir312 los ficheros del directorio /dev que empiecen por t, acaben en una letra que vaya de la a a la b y tengan cinco letras en su nombre.<text:line-break/></text:p>
        </text:list-item>
        <text:list-item>
          <text:p text:style-name="P8">Borrar los archivos de dir312 que no acaben en b y tengan una q como cuarta letra.<text:line-break/></text:p>
        </text:list-item>
        <text:list-item>
          <text:p text:style-name="P8">Mover el directorio dir312 debajo de dir3.<text:line-break/></text:p>
        </text:list-item>
        <text:list-item>
          <text:p text:style-name="P9">Borrar todos los archivos y directorios creados durante los ejercicios. rm -r *</text:p>
        </text:list-item>
      </text:list>
      <text:p text:style-name="P10"/>
      <text:list text:continue-numbering="true" text:style-name="WWNum1">
        <text:list-item>
          <text:p text:style-name="P11">Crear el directorio dir2 y dir3 en el directorio PRUEBA ¿Cuáles son los actuales permisos del directorio dir2?</text:p>
        </text:list-item>
      </text:list>
      <text:p text:style-name="P10"/>
      <text:list text:continue-numbering="true" text:style-name="WWNum1">
        <text:list-item>
          <text:p text:style-name="P11">Utilizando la notación simbólica, eliminar todos los permisos de escritura (propietario, grupo, otros) del directorio dir2.</text:p>
        </text:list-item>
      </text:list>
      <text:p text:style-name="P10"/>
      <text:list text:continue-numbering="true" text:style-name="WWNum1">
        <text:list-item>
          <text:p text:style-name="P11">Utilizando la notación octal, eliminar el permiso de lectura del directorio dir2, al resto de los usuarios.</text:p>
        </text:list-item>
      </text:list>
      <text:p text:style-name="P10"/>
      <text:list text:continue-numbering="true" text:style-name="WWNum1">
        <text:list-item>
          <text:p text:style-name="P12">¿Cuáles son ahora los permisos asociados a dir2?<text:line-break/></text:p>
        </text:list-item>
        <text:list-item>
          <text:p text:style-name="P8">Crear dentro dir2, un directorio llamado dir21. ¿Qué sucede?<text:line-break/> </text:p>
        </text:list-item>
        <text:list-item>
          <text:p text:style-name="P8">Concederse a sí mismo permiso de escritura en el directorio dir2 e intentar de nuevo el paso anterior.<text:line-break/></text:p>
        </text:list-item>
        <text:list-item>
          <text:p text:style-name="P8">¿Cuáles son los valores por omisión asignados a los archivos del directorio dir2?<text:line-break/></text:p>
        </text:list-item>
        <text:list-item>
          <text:p text:style-name="P8">Reiniciar el ordenador.<text:line-break/></text:p>
        </text:list-item>
        <text:list-item>
          <text:p text:style-name="P8">Crear cuatro nuevos directorios llamados dira, dirb, dirc, y dird bajo el directorio actual.<text:line-break/></text:p>
        </text:list-item>
        <text:list-item>
          <text:p text:style-name="P8">Crear el fichero uno . Quitarle todos los permisos de lectura. Comprobarlo. Intentar borrar dicho fichero.<text:line-break/></text:p>
        </text:list-item>
        <text:list-item>
          <text:p text:style-name="P8">Crear en el directorio propio:<text:line-break/> El directorio carpeta1 con los tres permisos para el propietario, dentro de él fich1 <text:soft-page-break/>con lectura y escritura para todos y fich2 con lectura y escritura para el propietario y solo lectura para el resto.<text:line-break/> El directorio carpeta2 con todos los permisos para el propietario y lectura y ejecución para los del mismo grupo. Dentro file1 con lectura y escritura para el propietario y los del grupo y file2 con los mismos para el propietario y solo lectura para el grupo.<text:line-break/></text:p>
        </text:list-item>
        <text:list-item>
          <text:p text:style-name="P8">Desde otro usuario probar todas las operaciones que se pueden hacer en los ficheros y directorios creados.<text:line-break/></text:p>
        </text:list-item>
        <text:list-item>
          <text:p text:style-name="P8">Crear dos directorios llamados correo y fuentes debajo del directorio actual.<text:line-break/></text:p>
        </text:list-item>
        <text:list-item>
          <text:p text:style-name="P8">Posicionarse en el directorio fuentes y crear los directorios dir1, dir2, dir3.<text:line-break/></text:p>
        </text:list-item>
        <text:list-item>
          <text:p text:style-name="P8">Crear el directorio menus bajo correo sin moverse del directorio actual.<text:line-break/></text:p>
        </text:list-item>
        <text:list-item>
          <text:p text:style-name="P8">Posicionarse en el directorio HOME. Borrar los directorios que cuelgan de fuentes que acaben en un número que no sea el 1.<text:line-break/></text:p>
        </text:list-item>
        <text:list-item>
          <text:p text:style-name="P8">Ver los permisos que tienen los archivos que empiecen por tt del directorio /dev.<text:line-break/></text:p>
        </text:list-item>
        <text:list-item>
          <text:p text:style-name="P8">Crear el directorio uno en el directorio $HOME con permiso de escritura y paso para el propietario, de lectura y paso para los usuarios de su mismo grupo y ningún permiso para el resto de usuarios.<text:line-break/></text:p>
        </text:list-item>
        <text:list-item>
          <text:p text:style-name="P8">Crear el directorio uno1 dentro del directorio creado en el ejercicio anterior con todos lo permisos para el usuario, ninguno para los usuarios del grupo y permiso de escritura para el resto de usuarios.<text:line-break/></text:p>
        </text:list-item>
        <text:list-item>
          <text:p text:style-name="P8">Crea un archivo de tamaño 0 y de nombre archivo_tamano_cero<text:line-break/></text:p>
        </text:list-item>
        <text:list-item>
          <text:p text:style-name="P8">Mostrar cuantos usuarios tiene registrados el sistema (el registro de usuarios está en el archivo /etc/passwd)<text:line-break/></text:p>
        </text:list-item>
        <text:list-item>
          <text:p text:style-name="P8">Extraer los nombres de usuario (primer campo) del sistema<text:line-break/></text:p>
        </text:list-item>
        <text:list-item>
          <text:p text:style-name="P9">Muestra por pantalla una lista de todos los comandos que tu usuario ha ejecutado en la consola.</text:p>
        </text:list-item>
      </text:list>
      <text:p text:style-name="P10"/>
      <text:list text:continue-numbering="true" text:style-name="WWNum1">
        <text:list-item>
          <text:p text:style-name="P11">Haz que la lista de todos los comandos que has ejecutado se guarde en un archivo de nombre tarea302.txt</text:p>
        </text:list-item>
      </text:list>
      <text:p text:style-name="P10"/>
      <text:list text:continue-numbering="true" text:style-name="WWNum1">
        <text:list-item>
          <text:p text:style-name="P11">Haz que la lista de los 50 últimos comandos que has ejecutado se guarden en un archivo de nombre tarea302b.txt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date>2026-01-28T00:49:37.441261300</dc:date>
    <meta:editing-duration>PT4M6S</meta:editing-duration>
    <meta:editing-cycles>2</meta:editing-cycles>
    <meta:document-statistic meta:table-count="0" meta:image-count="0" meta:object-count="0" meta:page-count="4" meta:paragraph-count="84" meta:word-count="992" meta:character-count="6041" meta:non-whitespace-character-count="5132"/>
  </office:meta>
</office:document-meta>
</file>